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Άκρες_20_βελών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Φύλλο1" table:style-name="ta1">
        <table:shapes>
          <draw:frame draw:z-index="0" draw:style-name="gr1" draw:text-style-name="P1" svg:width="453.51pt" svg:height="255.26pt" svg:x="387.16pt" svg:y="66.25pt">
            <loext:p draw:notify-on-update-of-ranges="Φύλλο1.B7:Φύλλο1.E7 Φύλλο1.A8:Φύλλο1.A8 Φύλλο1.B8:Φύλλο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epeat Reques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bability</text:p>
          </table:table-cell>
          <table:table-cell table:formula="of:=0.758426966292135*100" office:value-type="float" office:value="75.8426966292135" calcext:value-type="float">
            <text:p>75.8426966292135</text:p>
          </table:table-cell>
          <table:table-cell table:formula="of:=0.213483146067416*100" office:value-type="float" office:value="21.3483146067416" calcext:value-type="float">
            <text:p>21.3483146067416</text:p>
          </table:table-cell>
          <table:table-cell table:formula="of:=0.0224719101123595*100" office:value-type="float" office:value="2.24719101123595" calcext:value-type="float">
            <text:p>2.24719101123595</text:p>
          </table:table-cell>
          <table:table-cell table:formula="of:=0.00561797752808989*100" office:value-type="float" office:value="0.561797752808989" calcext:value-type="float">
            <text:p>0.561797752808989</text:p>
          </table:table-cell>
        </table:table-row>
        <table:table-row table:style-name="ro1">
          <table:table-cell/>
          <table:table-cell office:value-type="string" calcext:value-type="string">
            <text:p>135/178</text:p>
          </table:table-cell>
          <table:table-cell office:value-type="string" calcext:value-type="string">
            <text:p>38/178</text:p>
          </table:table-cell>
          <table:table-cell office:value-type="string" calcext:value-type="string">
            <text:p>4/178</text:p>
          </table:table-cell>
          <table:table-cell office:value-type="string" calcext:value-type="string">
            <text:p>1/178</text:p>
          </table:table-cell>
        </table:table-row>
        <table:table-row table:style-name="ro1">
          <table:table-cell>
            <office:annotation draw:style-name="gr2" draw:text-style-name="P3" svg:width="82.18pt" svg:height="50.49pt" svg:x="80.99pt" svg:y="72.68pt" draw:caption-point-x="-17.29pt" draw:caption-point-y="42.8pt">
              <dc:date>2017-11-26T00:00:00</dc:date>
              <text:p text:style-name="P2"><text:span text:style-name="T1">Comment: divided everything with 178</text:span></text:p>
            </office:annotation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Άκρες_20_βελών_20_1" draw:display-name="Άκρες βελών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9:33:14.605000000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41:13.732000000</meta:creation-date>
    <dc:date>2017-12-17T19:35:57.542000000</dc:date>
    <meta:editing-duration>PT35M16S</meta:editing-duration>
    <meta:editing-cycles>6</meta:editing-cycles>
    <meta:generator>LibreOffice/5.2.2.2$Windows_x86 LibreOffice_project/8f96e87c890bf8fa77463cd4b640a2312823f3ad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title svg:x="6.977cm" svg:y="0.316cm" chart:style-name="ch2">
          <text:p>Graph G3</text:p>
        </chart:title>
        <chart:subtitle svg:x="4.067cm" svg:y="1.275cm" chart:style-name="ch3">
          <text:p>Lab duration from 10:41 to 12:41, 26-11-2017
ACK/NACK request code: Q9505/R4270 </text:p>
        </chart:subtitle>
        <chart:plot-area chart:style-name="ch4" table:cell-range-address="Φύλλο1.A7:Φύλλο1.E8" chart:data-source-has-labels="both" svg:x="1.331cm" svg:y="2.588cm" svg:width="14.349cm" svg:height="5.257cm">
          <chartooo:coordinate-region svg:x="1.952cm" svg:y="2.787cm" svg:width="13.728cm" svg:height="4.411cm"/>
          <chart:axis chart:dimension="x" chart:name="primary-x" chart:style-name="ch5" chartooo:axis-type="auto">
            <chartooo:date-scale/>
            <chart:title svg:x="6.86cm" svg:y="8.025cm" chart:style-name="ch6">
              <text:p># of Repeat Requests</text:p>
            </chart:title>
            <chart:categories table:cell-range-address="Φύλλο1.B7:Φύλλο1.E7"/>
          </chart:axis>
          <chart:axis chart:dimension="y" chart:name="primary-y" chart:style-name="ch7">
            <chart:title svg:x="0.451cm" svg:y="6.318cm" chart:style-name="ch8">
              <text:p>Probability (%)</text:p>
            </chart:title>
            <chart:grid chart:style-name="ch9" chart:class="major"/>
          </chart:axis>
          <chart:series chart:style-name="ch10" chart:values-cell-range-address="Φύλλο1.B8:Φύλλο1.E8" chart:label-cell-address="Φύλλο1.A8:Φύλλο1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Φύλλο1.B7:Φύλλο1.E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Probability</text:p>
                <draw:g>
                  <svg:desc>Φύλλο1.A8:Φύλλο1.A8</svg:desc>
                </draw:g>
              </table:table-cell>
              <table:table-cell office:value-type="float" office:value="75.8426966292135">
                <text:p>75.8426966292135</text:p>
                <draw:g>
                  <svg:desc>Φύλλο1.B8:Φύλλο1.E8</svg:desc>
                </draw:g>
              </table:table-cell>
              <table:table-cell office:value-type="float" office:value="21.3483146067416">
                <text:p>21.3483146067416</text:p>
              </table:table-cell>
              <table:table-cell office:value-type="float" office:value="2.24719101123595">
                <text:p>2.24719101123595</text:p>
              </table:table-cell>
              <table:table-cell office:value-type="float" office:value="0.561797752808989">
                <text:p>0.561797752808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